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TransactionInterceptorTests.advised( Object target , ReactiveTransactionManager ptm , TransactionAttributeSource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ctiveTransactionInterceptorTests.advised( Object target , ReactiveTransactionManager ptm , TransactionAttributeSource [ ]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